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800000FAFF21D557452A881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369a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2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5" style:family="graphic" style:parent-style-name="standard">
      <style:graphic-properties svg:stroke-color="#333333" draw:fill-color="#999999" draw:textarea-horizontal-align="justify" draw:textarea-vertical-align="middle" draw:auto-grow-height="false" fo:min-height="0.004cm" fo:min-width="2.675cm"/>
    </style:style>
    <style:style style:name="gr6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333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draw:stroke-dash="Dashed_20__28_var_29_" svg:stroke-width="0.081cm" svg:stroke-color="#ff3333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Dashed_20__28_var_29_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5" style:family="paragraph">
      <loext:graphic-properties draw:fill-color="#999999"/>
      <style:paragraph-properties fo:text-align="center"/>
    </style:style>
    <style:style style:name="T1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02cm" svg:height="16.995cm" svg:x="5.437cm" svg:y="5.465cm">
          <draw:image xlink:href="Pictures/10000000000009F800000FAFF21D557452A88174.png" xlink:type="simple" xlink:show="embed" xlink:actuate="onLoad" loext:mime-type="image/png">
            <text:p/>
          </draw:image>
        </draw:frame>
        <draw:line draw:style-name="gr2" draw:text-style-name="P2" draw:layer="layout" svg:x1="13.699cm" svg:y1="17.381cm" svg:x2="13.191cm" svg:y2="18.905cm">
          <text:p/>
        </draw:line>
        <draw:line draw:style-name="gr2" draw:text-style-name="P2" draw:layer="layout" svg:x1="11.413cm" svg:y1="17.508cm" svg:x2="10.906cm" svg:y2="19.034cm">
          <text:p/>
        </draw:line>
        <draw:line draw:style-name="gr2" draw:text-style-name="P2" draw:layer="layout" svg:x1="4.809cm" svg:y1="8.11cm" svg:x2="7.476cm" svg:y2="7.602cm">
          <text:p/>
        </draw:line>
        <draw:line draw:style-name="gr2" draw:text-style-name="P2" draw:layer="layout" svg:x1="9cm" svg:y1="22.715cm" svg:x2="8.238cm" svg:y2="21.318cm">
          <text:p/>
        </draw:line>
        <draw:frame draw:style-name="gr3" draw:text-style-name="P4" draw:layer="layout" svg:width="4.572cm" svg:height="1.539cm" svg:x="1.38cm" svg:y="7.982cm">
          <draw:text-box>
            <text:p text:style-name="P3"><text:span text:style-name="T1">Co</text:span><text:span text:style-name="T1">lli</text:span><text:span text:style-name="T1">ma</text:span><text:span text:style-name="T1">tin</text:span><text:span text:style-name="T1">g </text:span><text:span text:style-name="T1">Le</text:span><text:span text:style-name="T1">ns</text:span></text:p>
          </draw:text-box>
        </draw:frame>
        <draw:frame draw:style-name="gr4" draw:text-style-name="P4" draw:layer="layout" svg:width="4.572cm" svg:height="1.505cm" svg:x="13.318cm" svg:y="16.511cm">
          <draw:text-box>
            <text:p text:style-name="P3"><text:span text:style-name="T1">Cond</text:span><text:span text:style-name="T1">ensin</text:span><text:span text:style-name="T1">g </text:span><text:span text:style-name="T1">Lens</text:span></text:p>
          </draw:text-box>
        </draw:frame>
        <draw:frame draw:style-name="gr4" draw:text-style-name="P4" draw:layer="layout" svg:width="4.572cm" svg:height="1.505cm" svg:x="9.635cm" svg:y="16.764cm">
          <draw:text-box>
            <text:p text:style-name="P3"><text:span text:style-name="T1">Slit </text:span><text:span text:style-name="T1">Arra</text:span><text:span text:style-name="T1">y</text:span></text:p>
          </draw:text-box>
        </draw:frame>
        <draw:line draw:style-name="gr2" draw:text-style-name="P2" draw:layer="layout" svg:x1="16.239cm" svg:y1="18.905cm" svg:x2="14.461cm" svg:y2="19.521cm">
          <text:p/>
        </draw:line>
        <draw:frame draw:style-name="gr4" draw:text-style-name="P4" draw:layer="layout" svg:width="4.572cm" svg:height="1.505cm" svg:x="16.017cm" svg:y="18.289cm">
          <draw:text-box>
            <text:p text:style-name="P3"><text:span text:style-name="T1">Fiber Coupler</text:span></text:p>
          </draw:text-box>
        </draw:frame>
        <draw:frame draw:style-name="gr4" draw:text-style-name="P4" draw:layer="layout" svg:width="4.572cm" svg:height="1.505cm" svg:x="8.492cm" svg:y="22.588cm">
          <draw:text-box>
            <text:p text:style-name="P3"><text:span text:style-name="T1">CCD</text:span></text:p>
          </draw:text-box>
        </draw:frame>
        <draw:frame draw:style-name="gr4" draw:text-style-name="P4" draw:layer="layout" svg:width="4.572cm" svg:height="1.505cm" svg:x="2.523cm" svg:y="20.048cm">
          <draw:text-box>
            <text:p text:style-name="P3"><text:span text:style-name="T1">Beam-splitter</text:span></text:p>
          </draw:text-box>
        </draw:frame>
        <draw:custom-shape draw:style-name="gr5" draw:text-style-name="P5" draw:layer="layout" svg:width="3.175cm" svg:height="0.254cm" draw:transform="rotate (-0.052534410485029) translate (6.722cm 2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936cm" svg:y1="3.268cm" svg:x2="6.587cm" svg:y2="2.394cm">
          <text:p/>
        </draw:line>
        <draw:frame draw:style-name="gr3" draw:text-style-name="P4" draw:layer="layout" svg:width="4.572cm" svg:height="1.539cm" svg:x="1.507cm" svg:y="3.142cm">
          <draw:text-box>
            <text:p text:style-name="P3"><text:span text:style-name="T1">Main Mirror</text:span></text:p>
          </draw:text-box>
        </draw:frame>
        <draw:line draw:style-name="gr6" draw:text-style-name="P2" draw:layer="layout" svg:x1="14.461cm" svg:y1="19.54cm" svg:x2="13.191cm" svg:y2="19.286cm">
          <text:p/>
        </draw:line>
        <draw:line draw:style-name="gr6" draw:text-style-name="P2" draw:layer="layout" svg:x1="14.461cm" svg:y1="19.539cm" svg:x2="13.191cm" svg:y2="19.793cm">
          <text:p/>
        </draw:line>
        <draw:line draw:style-name="gr7" draw:text-style-name="P2" draw:layer="layout" svg:x1="13.19cm" svg:y1="19.286cm" svg:x2="8.11cm" svg:y2="19.286cm">
          <text:p/>
        </draw:line>
        <draw:line draw:style-name="gr7" draw:text-style-name="P2" draw:layer="layout" svg:x1="13.191cm" svg:y1="19.794cm" svg:x2="8.619cm" svg:y2="19.794cm">
          <text:p/>
        </draw:line>
        <draw:line draw:style-name="gr7" draw:text-style-name="P2" draw:layer="layout" svg:x1="8.11cm" svg:y1="19.285cm" svg:x2="8.11cm" svg:y2="7.474cm">
          <text:p/>
        </draw:line>
        <draw:line draw:style-name="gr7" draw:text-style-name="P2" draw:layer="layout" svg:x1="8.619cm" svg:y1="19.793cm" svg:x2="8.619cm" svg:y2="7.474cm">
          <text:p/>
        </draw:line>
        <draw:line draw:style-name="gr6" draw:text-style-name="P2" draw:layer="layout" svg:x1="8.619cm" svg:y1="7.475cm" svg:x2="8.365cm" svg:y2="2.395cm">
          <text:p/>
        </draw:line>
        <draw:line draw:style-name="gr6" draw:text-style-name="P2" draw:layer="layout" svg:x1="8.11cm" svg:y1="7.475cm" svg:x2="8.364cm" svg:y2="2.395cm">
          <text:p/>
        </draw:line>
        <draw:line draw:style-name="gr6" draw:text-style-name="P2" draw:layer="layout" svg:x1="8.364cm" svg:y1="2.395cm" svg:x2="7.983cm" svg:y2="7.475cm">
          <text:p/>
        </draw:line>
        <draw:line draw:style-name="gr6" draw:text-style-name="P2" draw:layer="layout" svg:x1="8.365cm" svg:y1="2.395cm" svg:x2="7.603cm" svg:y2="7.475cm">
          <text:p/>
        </draw:line>
        <draw:line draw:style-name="gr7" draw:text-style-name="P2" draw:layer="layout" svg:x1="7.983cm" svg:y1="7.474cm" svg:x2="7.983cm" svg:y2="20.555cm">
          <text:p/>
        </draw:line>
        <draw:line draw:style-name="gr8" draw:text-style-name="P2" draw:layer="layout" svg:x1="7.603cm" svg:y1="7.474cm" svg:x2="7.73cm" svg:y2="20.555cm">
          <text:p/>
        </draw:line>
        <draw:line draw:style-name="gr9" draw:text-style-name="P2" draw:layer="layout" svg:x1="6.84cm" svg:y1="3.665cm" svg:x2="9.761cm" svg:y2="3.665cm">
          <text:p/>
        </draw:line>
        <draw:line draw:style-name="gr7" draw:text-style-name="P2" draw:layer="layout" svg:x1="8.11cm" svg:y1="19.286cm" svg:x2="8.11cm" svg:y2="20.556cm">
          <text:p/>
        </draw:line>
        <draw:line draw:style-name="gr7" draw:text-style-name="P2" draw:layer="layout" svg:x1="8.619cm" svg:y1="19.794cm" svg:x2="8.619cm" svg:y2="20.556cm">
          <text:p/>
        </draw:line>
        <draw:line draw:style-name="gr2" draw:text-style-name="P2" draw:layer="layout" svg:x1="5.064cm" svg:y1="4.667cm" svg:x2="6.715cm" svg:y2="3.793cm">
          <text:p/>
        </draw:line>
        <draw:frame draw:style-name="gr3" draw:text-style-name="P4" draw:layer="layout" svg:width="4.572cm" svg:height="1.539cm" svg:x="1.635cm" svg:y="4.541cm">
          <draw:text-box>
            <text:p text:style-name="P3"><text:span text:style-name="T1">Reference Mirror</text:span></text:p>
          </draw:text-box>
        </draw:frame>
        <draw:line draw:style-name="gr2" draw:text-style-name="P2" draw:layer="layout" svg:x1="5.444cm" svg:y1="20.175cm" svg:x2="8.111cm" svg:y2="19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5:02:14.792877635</dc:date>
    <meta:editing-duration>P1DT17H56M26S</meta:editing-duration>
    <meta:editing-cycles>8</meta:editing-cycles>
    <meta:generator>LibreOffice/6.4.1.2$Linux_X86_64 LibreOffice_project/40$Build-2</meta:generator>
    <meta:document-statistic meta:object-count="33"/>
  </office:meta>
</office:document-meta>
</file>